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a4d6f4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585970377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585970377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5859703776">
          <table:table-cell table:style-name="Table6.A2" office:value-type="string"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859703776">
          <table:table-cell table:style-name="Table6.A2" office:value-type="string">
            <text:p text:style-name="P49"/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/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36:30.097000000</dc:date>
    <meta:editing-duration>P1DT15H5M58S</meta:editing-duration>
    <meta:editing-cycles>890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